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2pt" style:font-size-asian="12pt" style:font-size-complex="12pt"/>
    </style:style>
    <style:style style:name="P3" style:family="paragraph" style:parent-style-name="Standard">
      <style:text-properties style:font-name="Calibri" fo:font-size="12pt" fo:font-style="italic" style:font-size-asian="12pt" style:font-style-asian="italic" style:font-size-complex="12pt" style:font-style-complex="italic"/>
    </style:style>
    <style:style style:name="P4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paragraph-properties fo:margin-top="0.199cm" fo:margin-bottom="0cm" fo:text-align="center" style:justify-single-word="false"/>
      <style:text-properties style:font-name="Calibri" fo:font-size="14pt" style:font-size-asian="14pt" style:font-size-complex="14pt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fo:font-size="12pt" style:font-size-asian="12pt" style:font-size-complex="12pt"/>
    </style:style>
    <style:style style:name="P11" style:family="paragraph" style:parent-style-name="Standard" style:list-style-name="L1">
      <style:text-properties style:font-name="Calibri" fo:font-size="12pt" style:font-size-asian="12pt" style:font-size-complex="12pt"/>
    </style:style>
    <style:style style:name="P12" style:family="paragraph" style:parent-style-name="Standard" style:list-style-name="L2">
      <style:text-properties style:font-name="Calibri" fo:font-size="12pt" style:font-size-asian="12pt" style:font-size-complex="12pt"/>
    </style:style>
    <style:style style:name="P13" style:family="paragraph" style:parent-style-name="Standard" style:list-style-name="L2"/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Calibri"/>
    </style:style>
    <style:style style:name="T3" style:family="text">
      <style:text-properties style:font-name="Calibri" fo:font-size="12pt" style:font-size-asian="12pt" style:font-size-complex="12pt"/>
    </style:style>
    <style:style style:name="T4" style:family="text">
      <style:text-properties style:font-name="Calibri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Calibri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<text:s text:c="3"/><text:span text:style-name="T1"><text:s/>ScicosLab Pack for Scicoslab v4.4.1 <text:s text:c="3"/></text:span></text:p>
      <text:p text:style-name="P6">Code generator for FLEX and EASYLAB </text:p>
      <text:p text:style-name="P8"><text:span text:style-name="T7">Copyright (c) 2012, Evidence Srl, Simone Mannori, Roberto Bucher</text:span> </text:p>
      <text:p text:style-name="P1"/>
      <text:p text:style-name="P1"/>
      <text:p text:style-name="P7">- Getting Started</text:p>
      <text:list xml:id="list35428680" text:style-name="L1">
        <text:list-header>
          <text:p text:style-name="P11"/>
        </text:list-header>
        <text:list-item>
          <text:p text:style-name="P9"><text:span text:style-name="T3">Download and install </text:span><text:span text:style-name="T4">ScicosLab 4.4.1</text:span><text:span text:style-name="T3"> from the </text:span><text:a xlink:type="simple" xlink:href="http://erika.tuxfamily.org/scilabscicos.html"><text:span text:style-name="T3">ScicosLab site</text:span></text:a></text:p>
          <text:p text:style-name="P9"><text:a xlink:type="simple" xlink:href="http://erika.tuxfamily.org/scilabscicos.html"><text:span text:style-name="T3"/></text:a></text:p>
        </text:list-item>
        <text:list-item>
          <text:p text:style-name="P9"><text:span text:style-name="T3">Download and install </text:span><text:span text:style-name="T4">Microsoft Visual C++ 2008 Express </text:span><text:span text:style-name="T3">from the </text:span><text:a xlink:type="simple" xlink:href="http://www.microsoft.com/express/Downloads/#2008-Visual-CPP"><text:span text:style-name="T3">Microsoft Visual C++ site.</text:span></text:a></text:p>
          <text:p text:style-name="P9"><text:a xlink:type="simple" xlink:href="http://erika.tuxfamily.org/scilabscicos.html"><text:span text:style-name="T3">It is required from the Evidence Scicoslab pack.</text:span></text:a></text:p>
          <text:p text:style-name="P9"><text:a xlink:type="simple" xlink:href="http://erika.tuxfamily.org/scilabscicos.html"><text:span text:style-name="T3"/></text:a></text:p>
        </text:list-item>
        <text:list-item>
          <text:p text:style-name="P10"><text:span text:style-name="T2">If you plan to generate code for the </text:span><text:span text:style-name="T5">Microchip dsPIC microcontroller</text:span><text:span text:style-name="T2">, follow these steps:</text:span></text:p>
        </text:list-item>
      </text:list>
      <text:list xml:id="list35446495" text:style-name="L2">
        <text:list-item>
          <text:p text:style-name="P13"><text:span text:style-name="T3">download and install </text:span><text:span text:style-name="T4">Microchip MPLAB IDE</text:span><text:span text:style-name="T3"> from the </text:span><text:a xlink:type="simple" xlink:href="http://www.microchip.com/stellent/idcplg?IdcService=SS_GET_PAGE&amp;nodeId=1406&amp;dDocName=en019469"><text:span text:style-name="T3">MPLAB IDE site.</text:span></text:a></text:p>
          <text:p text:style-name="P12">It is required to program the dsPIC microcontroller mounted on the FLEX board. </text:p>
        </text:list-item>
        <text:list-item>
          <text:p text:style-name="P13"><text:span text:style-name="T3">Then download and install a </text:span><text:span text:style-name="T4">C30 compiler</text:span><text:span text:style-name="T3">, for example from the <text:s/>Microchip </text:span><text:a xlink:type="simple" xlink:href="http://www.microchip.com/stellent/idcplg?IdcService=SS_GET_PAGE&amp;nodeId=1406&amp;dDocName=en010065&amp;part=SW006012"><text:span text:style-name="T3">MPLAB C30 compiler site</text:span></text:a><text:span text:style-name="T3">. A compiler is required to compile your projects.</text:span></text:p>
        </text:list-item>
        <text:list-item>
          <text:p text:style-name="P13"><text:span text:style-name="T3">Download and install </text:span><text:span text:style-name="T4">Cygwin</text:span><text:span text:style-name="T3"> from the <text:s/></text:span><text:a xlink:type="simple" xlink:href="http://www.cygwin.com/"><text:span text:style-name="T3">Cygwin site</text:span></text:a><text:a xlink:type="simple" xlink:href="http://www.cygwin.com/">.</text:a></text:p>
          <text:p text:style-name="P12">Cygwin is required to compile the source code, generated from your Scicos diagram.</text:p>
        </text:list-item>
        <text:list-item>
          <text:p text:style-name="P13"><text:span text:style-name="T3">To program the dsPIC microcontroller you need a programmer. You can buy a programmer for dsPIC from Microchip site. Programmers suggested are: Microchip </text:span><text:span text:style-name="T4">MPLAB ICD2</text:span><text:span text:style-name="T3"> or Microchip </text:span><text:span text:style-name="T4">MPLAB ICD3</text:span><text:span text:style-name="T3">. See the </text:span><text:a xlink:type="simple" xlink:href="http://www.microchip.com/stellent/idcplg?IdcService=SS_GET_PAGE&amp;nodeId=1406&amp;dDocName=en010046"><text:span text:style-name="T3">Microchip site</text:span></text:a><text:span text:style-name="T3"> for more informations.</text:span></text:p>
        </text:list-item>
        <text:list-item>
          <text:p text:style-name="P13"><text:span text:style-name="T3">Download and install </text:span><text:span text:style-name="T4">Java Runtime Environment </text:span><text:span text:style-name="T3">from this </text:span><text:a xlink:type="simple" xlink:href="http://www.java.com/it/download/%20"><text:span text:style-name="T3">site.</text:span></text:a></text:p>
          <text:p text:style-name="P12">It is required by RT-Druid.</text:p>
          <text:p text:style-name="P12"/>
        </text:list-item>
      </text:list>
      <text:list xml:id="list35432048" text:continue-list="list35428680" text:style-name="L1">
        <text:list-item>
          <text:p text:style-name="P9"><text:span text:style-name="T3">Download the latest </text:span><text:span text:style-name="T4">Scicoslab pack</text:span><text:span text:style-name="T3"> from the </text:span><text:a xlink:type="simple" xlink:href="http://erika.tuxfamily.org/scilabscicos.html"><text:span text:style-name="T3">ScicosLab pack dow</text:span></text:a><text:a xlink:type="simple" xlink:href="http://erika.tuxfamily.org/scilabscicos.html"><text:span text:style-name="T3">nload page</text:span></text:a><text:span text:style-name="T3">.</text:span></text:p>
        </text:list-item>
      </text:list>
      <text:p text:style-name="P2"><text:s text:c="6"/>Unzip the pack and install it with the following installation procedure. </text:p>
      <text:p text:style-name="P2"/>
      <text:p text:style-name="P2"/>
      <text:p text:style-name="P4">- Installation</text:p>
      <text:p text:style-name="P2"/>
      <text:p text:style-name="P2">To install and uninstall the pack execute the 'installer.sce' script into ScicosLab (File -&gt; Exec...). </text:p>
      <text:p text:style-name="P2"><text:s text:c="5"/></text:p>
      <text:p text:style-name="P2"><text:s text:c="6"/><text:span text:style-name="T6">Note: If Scicoslab was installed in a path that requires write permissions, run the ScicosLab <text:s text:c="3"/></text:span></text:p>
      <text:p text:style-name="P3"><text:s text:c="6"/>executable with ADMINISTRATOR privileges and then launch the pack installation script. </text:p>
      <text:p text:style-name="P2"/>
      <text:p text:style-name="P2">At the end of the installation, restart ScicosLab for the changes to take effect.</text:p>
      <text:p text:style-name="P2">Create and compile your first Scicos diagram as shown <text:a xlink:type="simple" xlink:href="http://erika.tuxfamily.org/wiki/index.php?title=Tutorial:_Installing_scicoslab_and_generating_code_from_a_Scicos_diagram">here.</text:a></text:p>
      <text:p text:style-name="P2">Then flash the microcontroller, start your application and ... have fun!</text:p>
      <text:p text:style-name="P2"/>
      <text:p text:style-name="P2">Please note, this version of the ScicosLab pack includes a stand-alone version of RT-Druid and a full version of Erika Enterprise to simplify the installation procedure. </text:p>
      <text:p text:style-name="Standard"><text:span text:style-name="T3">For further info about Erika and RT-Druid visit this </text:span><text:a xlink:type="simple" xlink:href="http://erika.tuxfamily.org/%20"><text:span text:style-name="T3">site.</text:span></text:a></text:p>
      <text:p text:style-name="P2"/>
      <text:p text:style-name="P2">If you have any problem please contact us using the <text:a xlink:type="simple" xlink:href="http://erika.tuxfamily.org/forum/">Erika Forum.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ds dds</meta:initial-creator>
    <meta:creation-date>2011-09-29T12:29:16</meta:creation-date>
    <dc:date>2012-02-01T15:31:01.87</dc:date>
    <dc:creator>dds dds</dc:creator>
    <meta:editing-duration>PT00H45M56S</meta:editing-duration>
    <meta:editing-cycles>15</meta:editing-cycles>
    <meta:generator>OpenOffice.org/3.1$Win32 OpenOffice.org_project/310m19$Build-9420</meta:generator>
    <meta:keyword>FLE</meta:keyword>
    <meta:keyword>EASYLAB</meta:keyword>
    <meta:keyword>Code Generator</meta:keyword>
    <meta:keyword>ScicosLab</meta:keyword>
    <dc:subject>FLEX and EASYLAB Code Generator for ScicosLab</dc:subject>
    <dc:title>FLEX and EASYLAB Code Generator for ScicosLab</dc:title>
    <meta:document-statistic meta:table-count="0" meta:image-count="0" meta:object-count="0" meta:page-count="1" meta:paragraph-count="29" meta:word-count="347" meta:character-count="2183"/>
  </office:meta>
</office:document-meta>
</file>